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DF Kai Shu" svg:font-family="DF Kai Shu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/>
    </style:style>
    <style:style style:name="T2" style:parent-style-name="預設段落字型" style:family="text"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T3" style:parent-style-name="預設段落字型" style:family="text"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T4" style:parent-style-name="預設段落字型" style:family="text"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TableColumn6" style:family="table-column">
      <style:table-column-properties style:column-width="4.9229in"/>
    </style:style>
    <style:style style:name="TableColumn7" style:family="table-column">
      <style:table-column-properties style:column-width="0.6666in"/>
    </style:style>
    <style:style style:name="TableColumn8" style:family="table-column">
      <style:table-column-properties style:column-width="0.6673in"/>
    </style:style>
    <style:style style:name="TableColumn9" style:family="table-column">
      <style:table-column-properties style:column-width="0.75in"/>
    </style:style>
    <style:style style:name="Table5" style:family="table">
      <style:table-properties style:width="7.0069in" fo:margin-left="0in" table:align="center"/>
    </style:style>
    <style:style style:name="TableRow10" style:family="table-row">
      <style:table-row-properties style:min-row-height="0.284in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內文" style:family="paragraph">
      <style:paragraph-properties fo:text-align="center" fo:line-height="0.2222in">
        <style:tab-stops>
          <style:tab-stop style:type="left" style:position="0.3937in"/>
        </style:tab-stops>
      </style:paragraph-properties>
    </style:style>
    <style:style style:name="T13" style:parent-style-name="預設段落字型" style:family="text">
      <style:text-properties style:font-name="Times New Roman" style:font-name-asian="標楷體" fo:font-size="14pt" style:font-size-asian="14pt"/>
    </style:style>
    <style:style style:name="TableCell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" style:parent-style-name="內文" style:family="paragraph">
      <style:paragraph-properties fo:text-align="center" fo:line-height="0.2222in">
        <style:tab-stops>
          <style:tab-stop style:type="left" style:position="0.3937in"/>
        </style:tab-stops>
      </style:paragraph-properties>
    </style:style>
    <style:style style:name="T16" style:parent-style-name="預設段落字型" style:family="text">
      <style:text-properties style:font-name="Times New Roman" style:font-name-asian="標楷體" fo:font-size="14pt" style:font-size-asian="14pt"/>
    </style:style>
    <style:style style:name="TableRow17" style:family="table-row">
      <style:table-row-properties style:min-row-height="0.234in"/>
    </style:style>
    <style:style style:name="P1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fo:font-size="14pt" style:font-size-asian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 fo:line-height="0.2222in">
        <style:tab-stops>
          <style:tab-stop style:type="left" style:position="0.3937in"/>
        </style:tab-stops>
      </style:paragraph-properties>
    </style:style>
    <style:style style:name="T21" style:parent-style-name="預設段落字型" style:family="text">
      <style:text-properties style:font-name="Times New Roman" style:font-name-asian="標楷體" fo:font-size="14pt" style:font-size-asian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text-align="center" fo:line-height="0.2222in">
        <style:tab-stops>
          <style:tab-stop style:type="left" style:position="0.3937in"/>
        </style:tab-stops>
      </style:paragraph-properties>
    </style:style>
    <style:style style:name="T24" style:parent-style-name="預設段落字型" style:family="text">
      <style:text-properties style:font-name="Times New Roman" style:font-name-asian="標楷體" fo:font-size="14pt" style:font-size-asian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內文" style:family="paragraph">
      <style:paragraph-properties fo:text-align="center" fo:line-height="0.2222in">
        <style:tab-stops>
          <style:tab-stop style:type="left" style:position="0.3937in"/>
        </style:tab-stops>
      </style:paragraph-properties>
    </style:style>
    <style:style style:name="T27" style:parent-style-name="預設段落字型" style:family="text">
      <style:text-properties style:font-name="Times New Roman" style:font-name-asian="標楷體" fo:font-size="14pt" style:font-size-asian="14pt"/>
    </style:style>
    <style:style style:name="TableRow28" style:family="table-row">
      <style:table-row-properties style:min-row-height="0.2451in"/>
    </style:style>
    <style:style style:name="TableCell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3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</style:style>
    <style:style style:name="T3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ableRow32" style:family="table-row">
      <style:table-row-properties style:min-row-height="0.234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內文" style:list-style-name="LFO1" style:family="paragraph">
      <style:paragraph-properties fo:line-height="0.2222in" fo:margin-left="0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1" style:family="table-row">
      <style:table-row-properties style:min-row-height="0.23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50" style:family="table-row">
      <style:table-row-properties style:min-row-height="0.2451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內文" style:family="paragraph">
      <style:paragraph-properties fo:line-height="0.2222in" fo:margin-left="0.1555in" fo:text-indent="-0.15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59" style:family="table-row">
      <style:table-row-properties style:min-row-height="0.2451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68" style:family="table-row">
      <style:table-row-properties style:min-row-height="0.2451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內文" style:family="paragraph">
      <style:paragraph-properties fo:line-height="0.2222in" fo:margin-left="0.3055in" fo:text-indent="-0.3055in">
        <style:tab-stops/>
      </style:paragraph-properties>
    </style:style>
    <style:style style:name="T71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2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3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4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9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86" style:family="table-row">
      <style:table-row-properties style:min-row-height="0.2451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95" style:family="table-row">
      <style:table-row-properties style:min-row-height="0.2451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04" style:family="table-row">
      <style:table-row-properties style:min-row-height="0.2451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13" style:family="table-row">
      <style:table-row-properties style:min-row-height="0.2451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22" style:family="table-row">
      <style:table-row-properties style:min-row-height="0.2451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內文" style:family="paragraph">
      <style:paragraph-properties fo:line-height="0.2222in"/>
    </style:style>
    <style:style style:name="T12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2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27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34" style:family="table-row">
      <style:table-row-properties style:min-row-height="0.2451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43" style:family="table-row">
      <style:table-row-properties style:min-row-height="0.321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52" style:family="table-row">
      <style:table-row-properties style:min-row-height="0.2451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15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5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5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5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59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60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61" style:parent-style-name="預設段落字型" style:family="text">
      <style:text-properties style:font-name="Times New Roman" style:font-name-asian="標楷體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68" style:family="table-row">
      <style:table-row-properties style:min-row-height="0.2451in"/>
    </style:style>
    <style:style style:name="TableCell1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7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</style:style>
    <style:style style:name="T17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ableRow172" style:family="table-row">
      <style:table-row-properties style:min-row-height="0.3381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17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7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7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7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79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80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8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8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83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192" style:family="table-row">
      <style:table-row-properties style:min-row-height="0.2451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內文" style:family="paragraph">
      <style:paragraph-properties fo:line-height="0.2222in" fo:margin-left="0.2548in" fo:text-indent="-0.2548in">
        <style:tab-stops/>
      </style:paragraph-properties>
    </style:style>
    <style:style style:name="T19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9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9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9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99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00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0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0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03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04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05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12" style:family="table-row">
      <style:table-row-properties style:min-row-height="0.2451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21" style:family="table-row">
      <style:table-row-properties style:min-row-height="0.2451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224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2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2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33" style:family="table-row">
      <style:table-row-properties style:min-row-height="0.2451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23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3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38" style:parent-style-name="預設段落字型" style:family="text">
      <style:text-properties style:font-name="Times New Roman" style:font-name-asian="標楷體" style:font-name-complex="DF Kai Shu" fo:letter-spacing="0.0277in" style:letter-kerning="false" fo:font-size="14pt" style:font-size-asian="14pt" style:font-size-complex="14pt"/>
    </style:style>
    <style:style style:name="T239" style:parent-style-name="預設段落字型" style:family="text">
      <style:text-properties style:font-name="Times New Roman" style:font-name-asian="標楷體" style:font-name-complex="DF Kai Shu" fo:letter-spacing="0.0277in" style:letter-kerning="false" fo:font-size="14pt" style:font-size-asian="14pt" style:font-size-complex="14pt"/>
    </style:style>
    <style:style style:name="T240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4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4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43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44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45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52" style:family="table-row">
      <style:table-row-properties style:min-row-height="0.2451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內文" style:family="paragraph">
      <style:paragraph-properties fo:line-height="0.2222in"/>
    </style:style>
    <style:style style:name="T25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5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5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5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59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260" style:parent-style-name="預設段落字型" style:family="text">
      <style:text-properties style:font-name="Times New Roman" style:font-name-asian="標楷體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67" style:family="table-row">
      <style:table-row-properties style:min-row-height="0.2451in"/>
    </style:style>
    <style:style style:name="TableCell2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6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ableRow270" style:family="table-row">
      <style:table-row-properties style:min-row-height="0.2451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79" style:family="table-row">
      <style:table-row-properties style:min-row-height="0.2451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88" style:family="table-row">
      <style:table-row-properties style:min-row-height="0.2451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297" style:family="table-row">
      <style:table-row-properties style:min-row-height="0.2451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300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01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02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03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04" style:parent-style-name="預設段落字型" style:family="text">
      <style:text-properties style:font-name="Times New Roman" style:font-name-asian="標楷體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11" style:family="table-row">
      <style:table-row-properties style:min-row-height="0.2451in"/>
    </style:style>
    <style:style style:name="TableCell3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31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ableRow314" style:family="table-row">
      <style:table-row-properties style:min-row-height="0.2451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23" style:family="table-row">
      <style:table-row-properties style:min-row-height="0.2451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32" style:family="table-row">
      <style:table-row-properties style:min-row-height="0.2451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41" style:family="table-row">
      <style:table-row-properties style:min-row-height="0.2451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50" style:family="table-row">
      <style:table-row-properties style:min-row-height="0.2451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59" style:family="table-row">
      <style:table-row-properties style:min-row-height="0.2451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68" style:family="table-row">
      <style:table-row-properties style:min-row-height="0.2451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371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72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73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74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375" style:parent-style-name="預設段落字型" style:family="text">
      <style:text-properties style:font-name="Times New Roman" style:font-name-asian="標楷體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82" style:family="table-row">
      <style:table-row-properties style:min-row-height="0.2451in"/>
    </style:style>
    <style:style style:name="TableCell38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38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ableRow385" style:family="table-row">
      <style:table-row-properties style:min-row-height="0.2451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394" style:family="table-row">
      <style:table-row-properties style:min-row-height="0.2451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03" style:family="table-row">
      <style:table-row-properties style:min-row-height="0.2451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12" style:family="table-row">
      <style:table-row-properties style:min-row-height="0.2451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21" style:family="table-row">
      <style:table-row-properties style:min-row-height="0.2451in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30" style:family="table-row">
      <style:table-row-properties style:min-row-height="0.2451in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內文" style:family="paragraph">
      <style:paragraph-properties fo:line-height="0.2222in"/>
      <style:text-properties style:font-name="Times New Roman" style:font-name-asian="標楷體" style:font-name-complex="Times New Roman" fo:font-size="14pt" style:font-size-asian="14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39" style:family="table-row">
      <style:table-row-properties style:min-row-height="0.2451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442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443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444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445" style:parent-style-name="預設段落字型" style:family="text">
      <style:text-properties style:font-name="Times New Roman" style:font-name-asian="標楷體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52" style:family="table-row">
      <style:table-row-properties style:min-row-height="0.2451in"/>
    </style:style>
    <style:style style:name="TableCell45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weight="bold" style:font-weight-asian="bold" fo:font-size="14pt" style:font-size-asian="14pt"/>
    </style:style>
    <style:style style:name="TableRow455" style:family="table-row">
      <style:table-row-properties style:min-row-height="0.2451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64" style:family="table-row">
      <style:table-row-properties style:min-row-height="0.2451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73" style:family="table-row">
      <style:table-row-properties style:min-row-height="0.2451in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82" style:family="table-row">
      <style:table-row-properties style:min-row-height="0.2451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491" style:family="table-row">
      <style:table-row-properties style:min-row-height="0.2451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500" style:family="table-row">
      <style:table-row-properties style:min-row-height="0.2451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內文" style:family="paragraph">
      <style:paragraph-properties fo:line-height="0.2222in" fo:margin-left="0.2388in" fo:text-indent="-0.2388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509" style:family="table-row">
      <style:table-row-properties style:min-row-height="0.2451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內文" style:family="paragraph">
      <style:paragraph-properties fo:line-height="0.2222in" fo:margin-left="0.3055in" fo:text-indent="-0.305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518" style:family="table-row">
      <style:table-row-properties style:min-row-height="0.2451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內文" style:family="paragraph">
      <style:paragraph-properties fo:line-height="0.2222in" fo:margin-left="0.2388in" fo:text-indent="-0.2388in">
        <style:tab-stops/>
      </style:paragraph-properties>
    </style:style>
    <style:style style:name="T521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522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523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524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525" style:parent-style-name="預設段落字型" style:family="text">
      <style:text-properties style:font-name="Times New Roman" style:font-name-asian="標楷體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  <style:text-properties style:font-name="Times New Roman" style:font-name-asian="標楷體" style:font-name-complex="Times New Roman" fo:font-size="14pt" style:font-size-asian="14pt"/>
    </style:style>
    <style:style style:name="TableRow532" style:family="table-row">
      <style:table-row-properties style:min-row-height="0.2451in"/>
    </style:style>
    <style:style style:name="TableCell5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34" style:parent-style-name="內文" style:family="paragraph">
      <style:paragraph-properties fo:line-height="0.2222in">
        <style:tab-stops>
          <style:tab-stop style:type="left" style:position="0.3937in"/>
        </style:tab-stops>
      </style:paragraph-properties>
    </style:style>
    <style:style style:name="T53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53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53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3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ableRow539" style:family="table-row">
      <style:table-row-properties style:min-row-height="0.2451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內文" style:family="paragraph">
      <style:paragraph-properties fo:margin-top="0.125in" fo:line-height="0.2222in">
        <style:tab-stops>
          <style:tab-stop style:type="left" style:position="0.3937in"/>
        </style:tab-stops>
      </style:paragraph-properties>
    </style:style>
    <style:style style:name="T54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4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5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5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5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553" style:parent-style-name="內文" style:family="paragraph">
      <style:paragraph-properties fo:text-align="justify" fo:line-height="0.3333in"/>
      <style:text-properties style:font-name="Times New Roman" style:font-name-asian="標楷體" fo:font-size="14pt" style:font-size-asian="14pt"/>
    </style:style>
    <style:style style:name="P554" style:parent-style-name="內文" style:family="paragraph">
      <style:paragraph-properties fo:text-align="justify" fo:line-height="0.3333in"/>
    </style:style>
    <style:style style:name="T55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56" style:parent-style-name="預設段落字型" style:family="text">
      <style:text-properties style:font-name="Times New Roman" style:font-name-asian="標楷體" fo:font-size="14pt" style:font-size-asian="14pt"/>
    </style:style>
    <style:style style:name="T557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58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59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60" style:parent-style-name="預設段落字型" style:family="text">
      <style:text-properties style:font-name="Times New Roman" style:font-name-asian="標楷體" fo:font-size="14pt" style:font-size-asian="14pt"/>
    </style:style>
    <style:style style:name="T56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62" style:parent-style-name="預設段落字型" style:family="text">
      <style:text-properties style:font-name="Times New Roman" style:font-name-asian="標楷體" fo:font-size="14pt" style:font-size-asian="14pt"/>
    </style:style>
    <style:style style:name="T563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P564" style:parent-style-name="內文" style:family="paragraph">
      <style:paragraph-properties fo:text-align="justify" fo:line-height="0.3333in"/>
    </style:style>
    <style:style style:name="T56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66" style:parent-style-name="預設段落字型" style:family="text">
      <style:text-properties style:font-name="Times New Roman" style:font-name-asian="標楷體" fo:font-size="14pt" style:font-size-asian="14pt"/>
    </style:style>
    <style:style style:name="T567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68" style:parent-style-name="預設段落字型" style:family="text">
      <style:text-properties style:font-name="Times New Roman" style:font-name-asian="標楷體" fo:font-size="14pt" style:font-size-asian="14pt"/>
    </style:style>
    <style:style style:name="T56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7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7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72" style:parent-style-name="預設段落字型" style:family="text">
      <style:text-properties style:font-name="Times New Roman" style:font-name-asian="標楷體" fo:font-size="14pt" style:font-size-asian="14pt"/>
    </style:style>
    <style:style style:name="T573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74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75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P576" style:parent-style-name="內文" style:family="paragraph">
      <style:paragraph-properties fo:text-align="justify" fo:line-height="0.3333in"/>
    </style:style>
    <style:style style:name="T57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78" style:parent-style-name="預設段落字型" style:family="text">
      <style:text-properties style:font-name="Times New Roman" style:font-name-asian="標楷體" fo:font-size="14pt" style:font-size-asian="14pt"/>
    </style:style>
    <style:style style:name="T579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80" style:parent-style-name="預設段落字型" style:family="text">
      <style:text-properties style:font-name="Times New Roman" style:font-name-asian="標楷體" fo:font-size="14pt" style:font-size-asian="14pt"/>
    </style:style>
    <style:style style:name="T581" style:parent-style-name="預設段落字型" style:family="text">
      <style:text-properties style:font-name="Times New Roman" style:font-name-asian="標楷體" fo:font-size="14pt" style:font-size-asian="14pt"/>
    </style:style>
    <style:style style:name="T582" style:parent-style-name="預設段落字型" style:family="text">
      <style:text-properties style:font-name="Times New Roman" style:font-name-asian="標楷體" fo:font-size="14pt" style:font-size-asian="14pt"/>
    </style:style>
    <style:style style:name="T58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584" style:parent-style-name="預設段落字型" style:family="text">
      <style:text-properties style:font-name="Times New Roman" style:font-name-asian="標楷體" fo:font-size="14pt" style:font-size-asian="14pt"/>
    </style:style>
    <style:style style:name="T585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86" style:parent-style-name="預設段落字型" style:family="text">
      <style:text-properties style:font-name="Times New Roman" style:font-name-asian="標楷體" fo:font-size="14pt" style:font-size-asian="14pt"/>
    </style:style>
    <style:style style:name="P587" style:parent-style-name="內文" style:family="paragraph">
      <style:paragraph-properties fo:text-align="justify" fo:line-height="0.3333in"/>
    </style:style>
    <style:style style:name="T588" style:parent-style-name="預設段落字型" style:family="text">
      <style:text-properties style:font-name="Times New Roman" style:font-name-asian="標楷體" fo:font-size="14pt" style:font-size-asian="14pt"/>
    </style:style>
    <style:style style:name="T589" style:parent-style-name="預設段落字型" style:family="text">
      <style:text-properties style:font-name="Times New Roman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90" style:parent-style-name="預設段落字型" style:family="text">
      <style:text-properties style:font-name="Times New Roman" style:font-name-asian="標楷體" fo:font-size="14pt" style:font-size-asian="14pt"/>
    </style:style>
    <style:style style:name="P591" style:parent-style-name="內文" style:family="paragraph">
      <style:paragraph-properties fo:text-align="justify" fo:line-height="0.3333in"/>
      <style:text-properties style:font-name="Times New Roman" style:font-name-asian="標楷體" style:font-name-complex="Times New Roman" fo:font-weight="bold" style:font-weight-asian="bold" fo:color="#000000" fo:font-size="14pt" style:font-size-asian="14pt" style:font-size-complex="14pt"/>
    </style:style>
  </office:automatic-styles>
  <office:body>
    <office:text text:use-soft-page-breaks="true">
      <text:p text:style-name="P1"><text:span text:style-name="T2">附表一</text:span><text:span text:style-name="T3">、</text:span><text:span text:style-name="T4">母性健康保護工作場所環境及作業危害評估表</text:span></text:p>
      <text:p text:style-name="內文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rows-spanned="2">
            <text:p text:style-name="P12"><text:span text:style-name="T13">危害類型</text:span></text:p>
          </table:table-cell>
          <table:table-cell table:style-name="TableCell14" table:number-columns-spanned="3">
            <text:p text:style-name="P15"><text:span text:style-name="T16">評估結果</text:span></text:p>
          </table:table-cell>
          <table:covered-table-cell/>
          <table:covered-table-cell/>
        </table:table-row>
        <table:table-row table:style-name="TableRow17">
          <table:covered-table-cell>
            <text:p text:style-name="P18"/>
          </table:covered-table-cell>
          <table:table-cell table:style-name="TableCell19">
            <text:p text:style-name="P20"><text:span text:style-name="T21">有</text:span></text:p>
          </table:table-cell>
          <table:table-cell table:style-name="TableCell22">
            <text:p text:style-name="P23"><text:span text:style-name="T24">無</text:span></text:p>
          </table:table-cell>
          <table:table-cell table:style-name="TableCell25">
            <text:p text:style-name="P26"><text:span text:style-name="T27">可能有影響</text:span></text:p>
          </table:table-cell>
        </table:table-row>
        <table:table-row table:style-name="TableRow28">
          <table:table-cell table:style-name="TableCell29" table:number-columns-spanned="4">
            <text:p text:style-name="P30"><text:span text:style-name="T31">物理性危害</text:span>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>
            <text:list text:style-name="LFO1" text:continue-numbering="true">
              <text:list-item>
                <text:p text:style-name="P34">1.工作性質須經常上下階梯或梯架</text:p>
              </text:list-item>
            </text:list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2.工作性質須搬抬物件上下階梯或梯架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3.工作場所可能有遭遇物品掉落或移動性物品造成衝擊衝撞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4.暴露於有害輻射散布場所之工作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5.</text:span><text:span text:style-name="T72">暴露</text:span><text:span text:style-name="T73">於</text:span><text:span text:style-name="T74">噪音</text:span><text:span text:style-name="T75">作業環境</text:span><text:span text:style-name="T76">(TWA</text:span><text:span text:style-name="T77">≧</text:span><text:span text:style-name="T78">85dB</text:span><text:span text:style-name="T79">)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6.暴露於會引發不適之環境溫度<text:s/>(熱或冷)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7.暴露於高溫作業之環境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8.暴露於極大溫差地區之作業環境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9.暴露於全身振動或局部振動之作業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<text:span text:style-name="T125">10.</text:span><text:span text:style-name="T126">暴露於</text:span><text:span text:style-name="T127">異常氣壓之工作</text:span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11.<text:s/>作業場所為地下坑道或空間狹小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12.<text:s/>工作場所之地板、通道、樓梯或台階有安全防護措施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pan text:style-name="T155">1</text:span><text:span text:style-name="T156">3</text:span><text:span text:style-name="T157">.<text:s/></text:span><text:span text:style-name="T158">其他</text:span><text:span text:style-name="T159">：</text:span><text:span text:style-name="T160"><text:s/></text:span><text:span text:style-name="T161"><text:s text:c="17"/>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 table:number-columns-spanned="4">
            <text:p text:style-name="P170"><text:span text:style-name="T171">化學性危害</text:span></text:p>
          </table:table-cell>
          <table:covered-table-cell/>
          <table:covered-table-cell/>
          <table:covered-table-cell/>
        </table:table-row>
        <table:table-row table:style-name="TableRow172">
          <table:table-cell table:style-name="TableCell173">
            <text:p text:style-name="P174"><text:span text:style-name="T175">1.<text:s/></text:span><text:span text:style-name="T176">暴露於依</text:span><text:span text:style-name="T177">國家標準</text:span><text:span text:style-name="T178">CNS 15030</text:span><text:span text:style-name="T179">分類</text:span><text:span text:style-name="T180">屬</text:span><text:span text:style-name="T181">生殖毒性物質第一級之作業環境</text:span><text:span text:style-name="T182">：（</text:span><text:span text:style-name="T183">請敘明物質</text:span><text:span text:style-name="T184">）</text:span><text:span text:style-name="T185"><text:s text:c="10"/>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<text:span text:style-name="T195">2.<text:s/></text:span><text:span text:style-name="T196">暴露於依</text:span><text:span text:style-name="T197">國家標準</text:span><text:span text:style-name="T198">CNS 15030</text:span><text:span text:style-name="T199">分類</text:span><text:span text:style-name="T200">屬</text:span><text:span text:style-name="T201">生殖細胞致突變性物質第一級之作業環境</text:span><text:span text:style-name="T202">：（</text:span><text:span text:style-name="T203">請敘明物質</text:span><text:span text:style-name="T204">）</text:span><text:span text:style-name="T205"><text:s text:c="35"/>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3.<text:s/>暴露於鉛及其化合物散布場所之作業環境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pan text:style-name="T224">4.<text:s/></text:span><text:span text:style-name="T225">暴露於製造或處置</text:span><text:span text:style-name="T226">抗細胞分裂及具細胞毒性藥物之作業環境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5.<text:s/></text:span><text:span text:style-name="T237">暴露於對</text:span><text:span text:style-name="T238">哺乳</text:span><text:span text:style-name="T239">功能有不良</text:span><text:span text:style-name="T240">影響致危害嬰兒健康之</text:span><text:span text:style-name="T241">作業環境</text:span><text:span text:style-name="T242">：（</text:span><text:span text:style-name="T243">請敘明物質</text:span><text:span text:style-name="T244">）</text:span><text:span text:style-name="T245"><text:s text:c="11"/>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6</text:span><text:span text:style-name="T256">.<text:s/></text:span><text:span text:style-name="T257">其他</text:span><text:span text:style-name="T258">：</text:span><text:span text:style-name="T259"><text:s/></text:span><text:span text:style-name="T260"><text:s text:c="17"/>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 table:number-columns-spanned="4">
            <text:p text:style-name="P269">生物性危害</text:p>
          </table:table-cell>
          <table:covered-table-cell/>
          <table:covered-table-cell/>
          <table:covered-table-cell/>
        </table:table-row>
        <table:table-row table:style-name="TableRow270">
          <table:table-cell table:style-name="TableCell271">
            <text:p text:style-name="P272">1.<text:s/>暴露於感染弓形蟲之作業環境<text:s/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2.<text:s/>暴露於感染德國麻疹之作業環境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3.<text:s/>暴露於具有致病或致死之微生物：如B型肝炎或水痘、C型肝炎或人類免疫缺乏病毒或肺結核等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<text:span text:style-name="T300">4.<text:s/></text:span><text:span text:style-name="T301">其他</text:span><text:span text:style-name="T302">：</text:span><text:span text:style-name="T303"><text:s/></text:span><text:span text:style-name="T304"><text:s text:c="17"/>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 table:number-columns-spanned="4">
            <text:p text:style-name="P313">人因性危害</text:p>
          </table:table-cell>
          <table:covered-table-cell/>
          <table:covered-table-cell/>
          <table:covered-table-cell/>
        </table:table-row>
        <table:table-row table:style-name="TableRow314">
          <table:table-cell table:style-name="TableCell315">
            <text:p text:style-name="P316">1.<text:s/>工作性質為處理一定重量以上之重物處理作業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2.<text:s/>工作須經常提舉或移動（推拉）大型重物或物件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3.<text:s/>搬抬物件之作業姿勢具困難度或經常反覆不正常或不自然的姿勢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4.<text:s/>工作姿勢經常為重覆性之動作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ext:soft-page-break/>
        <table:table-row table:style-name="TableRow350">
          <table:table-cell table:style-name="TableCell351">
            <text:p text:style-name="P352">5.<text:s/>工作姿勢會受空間不足而影響（活動或伸展空間狹小）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6.<text:s/>工作台之設計不符合人體力學，易造成肌肉骨骼不適症狀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<text:span text:style-name="T371">7.<text:s/></text:span><text:span text:style-name="T372">其他</text:span><text:span text:style-name="T373">：</text:span><text:span text:style-name="T374"><text:s/></text:span><text:span text:style-name="T375"><text:s text:c="17"/></text:span>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 table:number-columns-spanned="4">
            <text:p text:style-name="P384">工作壓力</text:p>
          </table:table-cell>
          <table:covered-table-cell/>
          <table:covered-table-cell/>
          <table:covered-table-cell/>
        </table:table-row>
        <table:table-row table:style-name="TableRow385">
          <table:table-cell table:style-name="TableCell386">
            <text:p text:style-name="P387">1.<text:s/>工作性質須輪班或夜間工作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2.<text:s/>工作性質須經常加班或出差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3.<text:s/>工作性質為獨自作業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4.<text:s/>工作性質較無法彈性調整工作時間或安排休假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5.<text:s/>工作性質易受暴力攻擊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6.<text:s/>工作性質屬工作負荷較大或常伴隨精神緊張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<text:span text:style-name="T442">7.<text:s/></text:span><text:span text:style-name="T443">其他：</text:span><text:span text:style-name="T444"><text:s/></text:span><text:span text:style-name="T445"><text:s text:c="17"/></text:span>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 table:number-columns-spanned="4">
            <text:p text:style-name="P454">其他</text:p>
          </table:table-cell>
          <table:covered-table-cell/>
          <table:covered-table-cell/>
          <table:covered-table-cell/>
        </table:table-row>
        <table:table-row table:style-name="TableRow455">
          <table:table-cell table:style-name="TableCell456">
            <text:p text:style-name="P457">1.<text:s/>工作中須長時間站立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2.<text:s/>工作中須長時間靜坐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3.<text:s/>工作需頻繁變換不同姿勢，如經常由低位變換至高位之姿勢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4.<text:s/>工作中須穿戴個人防護具或防護衣或制服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5.<text:s/>工作性質須經常駕駛車輛或騎乘摩拖車外出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6.<text:s/>作業場所對於如廁、進食、飲水或休憩之地點便利性不足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7.<text:s/>工作場所未設置哺乳室或友善度不足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<text:span text:style-name="T521">8</text:span><text:span text:style-name="T522">.<text:s/></text:span><text:span text:style-name="T523">其他：</text:span><text:span text:style-name="T524"><text:s/></text:span><text:span text:style-name="T525"><text:s text:c="17"/></text:span>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 table:number-columns-spanned="4">
            <text:p text:style-name="P534"><text:span text:style-name="T535">評估結果</text:span><text:span text:style-name="T536">(</text:span><text:span text:style-name="T537">風險等級</text:span><text:span text:style-name="T538">)</text:span></text:p>
          </table:table-cell>
          <table:covered-table-cell/>
          <table:covered-table-cell/>
          <table:covered-table-cell/>
        </table:table-row>
        <table:table-row table:style-name="TableRow539">
          <table:table-cell table:style-name="TableCell540" table:number-columns-spanned="4">
            <text:p text:style-name="P541"><text:span text:style-name="T542">□</text:span><text:span text:style-name="T543"><text:s/></text:span><text:span text:style-name="T544">第一級管理</text:span><text:span text:style-name="T545"><text:s/></text:span><text:span text:style-name="T546">□</text:span><text:span text:style-name="T547"><text:s/></text:span><text:span text:style-name="T548">第二級管理</text:span><text:span text:style-name="T549"><text:s/></text:span><text:span text:style-name="T550">□</text:span><text:span text:style-name="T551"><text:s/></text:span><text:span text:style-name="T552">第三級管理</text:span></text:p>
          </table:table-cell>
          <table:covered-table-cell/>
          <table:covered-table-cell/>
          <table:covered-table-cell/>
        </table:table-row>
      </table:table>
      <text:p text:style-name="內文"/>
      <text:p text:style-name="P553">評估人員簽名及日期：</text:p>
      <text:p text:style-name="P554"><text:span text:style-name="T555">□</text:span><text:span text:style-name="T556">職業安全衛生人員：</text:span><text:span text:style-name="T557"><text:s text:c="9"/></text:span><text:span text:style-name="T558"><text:s text:c="4"/></text:span><text:span text:style-name="T559"><text:s text:c="3"/></text:span><text:span text:style-name="T560"><text:s text:c="3"/></text:span><text:span text:style-name="T561">□勞工健康服務醫師</text:span><text:span text:style-name="T562">：</text:span><text:span text:style-name="T563"><text:s text:c="13"/></text:span></text:p>
      <text:p text:style-name="P564"><text:span text:style-name="T565">□勞工健康服務護理人員</text:span><text:span text:style-name="T566">：</text:span><text:span text:style-name="T567"><text:s text:c="12"/></text:span><text:span text:style-name="T568"><text:s text:c="3"/></text:span><text:span text:style-name="T569">□人事</text:span><text:span text:style-name="T570">室</text:span><text:span text:style-name="T571">人員</text:span><text:span text:style-name="T572">：</text:span><text:span text:style-name="T573"><text:s text:c="3"/></text:span><text:span text:style-name="T574"><text:s text:c="5"/></text:span><text:span text:style-name="T575"><text:s text:c="11"/></text:span></text:p>
      <text:p text:style-name="P576"><text:span text:style-name="T577">□勞工代表</text:span><text:span text:style-name="T578">：</text:span><text:span text:style-name="T579"><text:s text:c="11"/></text:span><text:span text:style-name="T580"><text:s text:c="4"/></text:span><text:span text:style-name="T581"><text:s text:c="10"/></text:span><text:span text:style-name="T582"><text:s text:c="2"/></text:span><text:span text:style-name="T583">□</text:span><text:span text:style-name="T584">受評估單位主管簽名：</text:span><text:span text:style-name="T585"><text:s text:c="14"/></text:span><text:span text:style-name="T586"><text:s/></text:span></text:p>
      <text:p text:style-name="P587"><text:span text:style-name="T588">評估日期：</text:span><text:span text:style-name="T589"><text:s text:c="10"/></text:span><text:span text:style-name="T590"><text:s/></text:span></text:p>
      <text:p text:style-name="P591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DF Kai Shu" svg:font-family="DF Kai Shu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Calibri" style:font-name-asian="新細明體" style:font-name-complex="Arial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Calibri" style:font-name-asian="新細明體" style:font-name-complex="Arial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Calibri" style:font-name-asian="新細明體" style:font-name-complex="Arial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吳佳芬</meta:initial-creator>
    <dc:creator>吳佳芬</dc:creator>
    <meta:creation-date>2016-10-05T03:06:00Z</meta:creation-date>
    <dc:date>2016-10-05T03:06:00Z</dc:date>
    <meta:template xlink:href="Normal" xlink:type="simple"/>
    <meta:editing-cycles>2</meta:editing-cycles>
    <meta:editing-duration>PT0S</meta:editing-duration>
    <meta:document-statistic meta:page-count="2" meta:paragraph-count="3" meta:word-count="241" meta:character-count="1618" meta:row-count="11" meta:non-whitespace-character-count="1380"/>
  </office:meta>
</office:document-meta>
</file>